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Mono" svg:font-family="'Latin Modern Mono'" style:font-pitch="fixed"/>
    <style:font-face style:name="Latin Modern Mono Caps" svg:font-family="'Latin Modern Mono Caps'" style:font-pitch="fixed"/>
    <style:font-face style:name="Latin Modern Mono Light Cond" svg:font-family="'Latin Modern Mono Light Cond'" style:font-pitch="fixed"/>
    <style:font-face style:name="Latin Modern Mono Prop" svg:font-family="'Latin Modern Mono Pro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76678" draw:marker-start-width="0.279cm" draw:marker-end-width="0.279cm" draw:fill-color="#fbf1c7" draw:textarea-horizontal-align="justify" draw:textarea-vertical-align="middle" draw:auto-grow-height="false" fo:min-height="1.198cm" fo:min-width="3.19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color="#3c3836" draw:marker-end="Arrowheads_20_2" draw:fill-color="#3c3836" draw:textarea-vertical-align="middle"/>
    </style:style>
    <style:style style:name="gr3" style:family="graphic" style:parent-style-name="standard">
      <style:graphic-properties svg:stroke-opacity="0%" draw:opacity="0%" draw:textarea-horizontal-align="justify" draw:textarea-vertical-align="middle" draw:auto-grow-height="false" fo:min-height="0.75cm" fo:min-width="3.5cm"/>
      <style:paragraph-properties style:writing-mode="lr-tb"/>
    </style:style>
    <style:style style:name="gr4" style:family="graphic" style:parent-style-name="standard">
      <style:graphic-properties svg:stroke-opacity="0%" draw:opacity="0%" draw:textarea-horizontal-align="justify" draw:textarea-vertical-align="middle" draw:auto-grow-height="false" fo:min-height="1.75cm" fo:min-width="2.75cm"/>
      <style:paragraph-properties style:writing-mode="lr-tb"/>
    </style:style>
    <style:style style:name="gr5" style:family="graphic" style:parent-style-name="standard">
      <style:graphic-properties svg:stroke-opacity="0%" draw:opacity="0%" draw:textarea-horizontal-align="justify" draw:textarea-vertical-align="middle" draw:auto-grow-height="false" fo:min-height="1.75cm" fo:min-width="2.05cm"/>
      <style:paragraph-properties style:writing-mode="lr-tb"/>
    </style:style>
    <style:style style:name="gr6" style:family="graphic" style:parent-style-name="standard">
      <style:graphic-properties svg:stroke-opacity="0%" draw:opacity="0%" draw:textarea-horizontal-align="justify" draw:textarea-vertical-align="middle" draw:auto-grow-height="false" fo:min-height="0.75cm" fo:min-width="3.7cm"/>
      <style:paragraph-properties style:writing-mode="lr-tb"/>
    </style:style>
    <style:style style:name="gr7" style:family="graphic" style:parent-style-name="standard">
      <style:graphic-properties svg:stroke-color="#3c3836" draw:marker-end="Arrowheads_20_2" draw:textarea-vertical-align="middle"/>
    </style:style>
    <style:style style:name="gr8" style:family="graphic" style:parent-style-name="standard">
      <style:graphic-properties svg:stroke-opacity="0%" draw:opacity="0%" draw:textarea-horizontal-align="justify" draw:textarea-vertical-align="middle" draw:auto-grow-height="false" fo:min-height="0.75cm" fo:min-width="1.75cm"/>
      <style:paragraph-properties style:writing-mode="lr-tb"/>
    </style:style>
    <style:style style:name="P1" style:family="paragraph">
      <style:paragraph-properties fo:text-align="center" style:writing-mode="lr-tb"/>
      <style:text-properties fo:color="#3c3836" loext:opacity="100%" style:font-name="Latin Modern Mono Caps"/>
    </style:style>
    <style:style style:name="P2" style:family="paragraph">
      <loext:graphic-properties draw:fill-color="#fbf1c7"/>
      <style:paragraph-properties fo:text-align="center" style:writing-mode="lr-tb"/>
      <style:text-properties fo:color="#3c3836" loext:opacity="100%" style:font-name="Latin Modern Mono Caps"/>
    </style:style>
    <style:style style:name="P3" style:family="paragraph">
      <style:paragraph-properties fo:text-align="center" style:writing-mode="lr-tb"/>
      <style:text-properties fo:color="#3c3836" loext:opacity="100%" style:font-name="PT Sans"/>
    </style:style>
    <style:style style:name="P4" style:family="paragraph">
      <loext:graphic-properties draw:fill-color="#fbf1c7"/>
      <style:paragraph-properties fo:text-align="center" style:writing-mode="lr-tb"/>
      <style:text-properties fo:color="#3c3836" loext:opacity="100%" style:font-name="PT Sans"/>
    </style:style>
    <style:style style:name="P5" style:family="paragraph">
      <loext:graphic-properties draw:fill-color="#3c3836"/>
      <style:paragraph-properties fo:text-align="center"/>
      <style:text-properties fo:color="#3c3836" loext:opacity="100%" style:font-name="PT Sans"/>
    </style:style>
    <style:style style:name="P6" style:family="paragraph">
      <style:paragraph-properties fo:text-align="center" style:writing-mode="lr-tb"/>
      <style:text-properties fo:color="#3c3836" loext:opacity="100%" style:font-name="Latin Modern Mono"/>
    </style:style>
    <style:style style:name="P7" style:family="paragraph">
      <loext:graphic-properties draw:opacity="0%"/>
      <style:paragraph-properties fo:text-align="center" style:writing-mode="lr-tb"/>
      <style:text-properties fo:color="#3c3836" loext:opacity="100%" style:font-name="Latin Modern Mono"/>
    </style:style>
    <style:style style:name="P8" style:family="paragraph">
      <style:paragraph-properties fo:text-align="center" style:writing-mode="lr-tb"/>
      <style:text-properties fo:color="#3c3836" loext:opacity="100%" style:font-name="Latin Modern Mono" fo:font-size="12pt"/>
    </style:style>
    <style:style style:name="P9" style:family="paragraph">
      <loext:graphic-properties draw:opacity="0%"/>
      <style:paragraph-properties fo:text-align="center" style:writing-mode="lr-tb"/>
      <style:text-properties fo:color="#3c3836" loext:opacity="100%" style:font-name="Latin Modern Mono" fo:font-size="12pt"/>
    </style:style>
    <style:style style:name="P10" style:family="paragraph">
      <loext:graphic-properties draw:fill-color="#fbf1c7"/>
      <style:paragraph-properties fo:text-align="center" style:writing-mode="lr-tb"/>
      <style:text-properties fo:color="#3c3836" loext:opacity="100%" style:font-name="Latin Modern Mono"/>
    </style:style>
    <style:style style:name="P11" style:family="paragraph">
      <style:paragraph-properties fo:text-align="center"/>
      <style:text-properties fo:color="#3c3836" loext:opacity="100%"/>
    </style:style>
    <style:style style:name="P12" style:family="paragraph">
      <style:paragraph-properties fo:text-align="center" style:writing-mode="lr-tb"/>
      <style:text-properties fo:color="#3c3836" loext:opacity="100%" style:font-name="Latin Modern Mono Prop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>
      <loext:graphic-properties draw:opacity="0%"/>
      <style:paragraph-properties fo:text-align="center" style:writing-mode="lr-tb"/>
      <style:text-properties fo:color="#3c3836" loext:opacity="100%" style:font-name="Latin Modern Mono Prop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name="Latin Modern Mono Caps"/>
    </style:style>
    <style:style style:name="T2" style:family="text">
      <style:text-properties style:font-name="Latin Modern Mono"/>
    </style:style>
    <style:style style:name="T3" style:family="text">
      <style:text-properties style:font-name="Latin Modern Mono" fo:font-size="12pt"/>
    </style:style>
    <style:style style:name="T4" style:family="text">
      <style:text-properties style:font-name="Latin Modern Mono Prop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75cm" svg:height="1.5cm" svg:x="8cm" svg:y="6.15cm">
          <text:p text:style-name="P1"><text:span text:style-name="T1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2" draw:id="id2" draw:layer="layout" svg:width="3.75cm" svg:height="1.5cm" svg:x="16.125cm" svg:y="6.15cm">
          <text:p text:style-name="P3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1.75cm" svg:y1="6.9cm" svg:x2="16.125cm" svg:y2="6.9cm" draw:start-shape="id1" draw:start-glue-point="1" draw:end-shape="id2" draw:end-glue-point="3" svg:d="M11750 6900h4375" svg:viewBox="0 0 4376 1">
          <text:p/>
        </draw:connector>
        <draw:custom-shape draw:style-name="gr3" draw:text-style-name="P7" xml:id="id3" draw:id="id3" draw:layer="layout" svg:width="4cm" svg:height="1cm" svg:x="16cm" svg:y="8.6cm">
          <text:p text:style-name="P6"><text:span text:style-name="T2">Code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8cm" svg:y1="8.6cm" svg:x2="18cm" svg:y2="7.65cm" draw:start-shape="id3" draw:start-glue-point="0" draw:end-shape="id2" draw:end-glue-point="2" svg:d="M18000 8600v-950" svg:viewBox="0 0 1 951">
          <text:p/>
        </draw:connector>
        <draw:custom-shape draw:style-name="gr3" draw:text-style-name="P7" xml:id="id4" draw:id="id4" draw:layer="layout" svg:width="4cm" svg:height="1cm" svg:x="16cm" svg:y="4.2cm">
          <text:p text:style-name="P6"><text:span text:style-name="T2">Dummy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8cm" svg:y1="5.2cm" svg:x2="18cm" svg:y2="6.15cm" draw:start-shape="id4" draw:start-glue-point="2" draw:end-shape="id2" draw:end-glue-point="0" svg:d="M18000 5200v950" svg:viewBox="0 0 1 951">
          <text:p/>
        </draw:connector>
        <draw:custom-shape draw:style-name="gr4" draw:text-style-name="P7" xml:id="id5" draw:id="id5" draw:layer="layout" svg:width="3.25cm" svg:height="2cm" svg:x="20.8cm" svg:y="5.9cm">
          <text:p text:style-name="P6"><text:span text:style-name="T2">Embedded</text:span><text:span text:style-name="T2"><text:line-break/></text:span><text:span text:style-name="T2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9.875cm" svg:y1="6.9cm" svg:x2="20.8cm" svg:y2="6.9cm" draw:start-shape="id2" draw:start-glue-point="1" draw:end-shape="id5" draw:end-glue-point="3" svg:d="M19875 6900h925" svg:viewBox="0 0 926 1">
          <text:p/>
        </draw:connector>
        <draw:custom-shape draw:style-name="gr5" draw:text-style-name="P7" xml:id="id6" draw:id="id6" draw:layer="layout" svg:width="2.55cm" svg:height="2cm" svg:x="4.5cm" svg:y="5.9cm">
          <text:p text:style-name="P6"><text:span text:style-name="T2">Secret</text:span><text:span text:style-name="T2"><text:line-break/></text:span><text:span text:style-name="T2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7.05cm" svg:y1="6.9cm" svg:x2="8cm" svg:y2="6.9cm" draw:start-shape="id6" draw:start-glue-point="1" draw:end-shape="id1" draw:end-glue-point="3" svg:d="M7050 6900h950" svg:viewBox="0 0 951 1">
          <text:p/>
        </draw:connector>
        <draw:custom-shape draw:style-name="gr6" draw:text-style-name="P9" draw:layer="layout" svg:width="4.2cm" svg:height="1cm" svg:x="11.8cm" svg:y="5.85cm">
          <text:p text:style-name="P8"><text:span text:style-name="T3">binary</text:span></text:p>
          <text:p text:style-name="P8"><text:span text:style-name="T3">re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9" draw:id="id9" draw:layer="layout" svg:width="3.25cm" svg:height="2cm" svg:x="2.55cm" svg:y="14.978cm">
          <text:p text:style-name="P6"><text:span text:style-name="T2">Embedded</text:span><text:span text:style-name="T2"><text:line-break/></text:span><text:span text:style-name="T2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3.75cm" svg:height="1.5cm" svg:x="6.65cm" svg:y="15.228cm">
          <text:p text:style-name="P1"><text:span text:style-name="T1">O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8" draw:id="id8" draw:layer="layout" svg:width="3.75cm" svg:height="1.5cm" svg:x="12.925cm" svg:y="15.228cm">
          <text:p text:style-name="P6"><text:span text:style-name="T2">C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3.75cm" svg:height="1.5cm" svg:x="20.9cm" svg:y="15.228cm">
          <text:p text:style-name="P1"><text:span text:style-name="T1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2" draw:id="id12" draw:layer="layout" svg:width="2.55cm" svg:height="2cm" svg:x="25.6cm" svg:y="14.978cm">
          <text:p text:style-name="P6"><text:span text:style-name="T2">Secret</text:span><text:span text:style-name="T2"><text:line-break/></text:span><text:span text:style-name="T2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7" draw:id="id7" draw:layer="layout" svg:width="4cm" svg:height="1cm" svg:x="12.8cm" svg:y="13.25cm">
          <text:p text:style-name="P6"><text:span text:style-name="T2">Code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4.8cm" svg:y1="14.25cm" svg:x2="14.8cm" svg:y2="15.228cm" draw:start-shape="id7" draw:start-glue-point="2" draw:end-shape="id8" draw:end-glue-point="0" svg:d="M14800 14250v978" svg:viewBox="0 0 1 979">
          <text:p/>
        </draw:connector>
        <draw:connector draw:style-name="gr7" draw:text-style-name="P11" draw:layer="layout" svg:x1="5.8cm" svg:y1="15.978cm" svg:x2="6.65cm" svg:y2="15.978cm" draw:start-shape="id9" draw:start-glue-point="1" draw:end-shape="id10" draw:end-glue-point="3" svg:d="M5800 15978h850" svg:viewBox="0 0 851 1">
          <text:p/>
        </draw:connector>
        <draw:connector draw:style-name="gr7" draw:text-style-name="P11" draw:layer="layout" svg:x1="10.4cm" svg:y1="15.978cm" svg:x2="12.925cm" svg:y2="15.978cm" draw:start-shape="id10" draw:start-glue-point="1" draw:end-shape="id8" draw:end-glue-point="3" svg:d="M10400 15978h2525" svg:viewBox="0 0 2526 1">
          <text:p/>
        </draw:connector>
        <draw:connector draw:style-name="gr7" draw:text-style-name="P11" draw:layer="layout" svg:x1="16.675cm" svg:y1="15.978cm" svg:x2="20.9cm" svg:y2="15.978cm" draw:start-shape="id8" draw:start-glue-point="1" draw:end-shape="id11" draw:end-glue-point="3" svg:d="M16675 15978h4225" svg:viewBox="0 0 4226 1">
          <text:p/>
        </draw:connector>
        <draw:connector draw:style-name="gr7" draw:text-style-name="P11" draw:layer="layout" svg:x1="24.65cm" svg:y1="15.978cm" svg:x2="25.6cm" svg:y2="15.978cm" draw:start-shape="id11" draw:start-glue-point="1" draw:end-shape="id12" draw:end-glue-point="3" svg:d="M24650 15978h950" svg:viewBox="0 0 951 1">
          <text:p/>
        </draw:connector>
        <draw:custom-shape draw:style-name="gr8" draw:text-style-name="P9" draw:layer="layout" svg:width="2.25cm" svg:height="1cm" svg:x="10.25cm" svg:y="14.85cm">
          <text:p text:style-name="P8"><text:span text:style-name="T3">glyph</text:span><text:span text:style-name="T3"><text:line-break/></text:span><text:span text:style-name="T3">im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draw:layer="layout" svg:width="4cm" svg:height="1cm" svg:x="12.75cm" svg:y="11.75cm">
          <text:p text:style-name="P12"><text:span text:style-name="T4">Expo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draw:layer="layout" svg:width="4cm" svg:height="1cm" svg:x="12.75cm" svg:y="2.35cm">
          <text:p text:style-name="P12"><text:span text:style-name="T4">Embed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4.2cm" svg:height="1cm" svg:x="16.7cm" svg:y="14.95cm">
          <text:p text:style-name="P8"><text:span text:style-name="T3">binary</text:span></text:p>
          <text:p text:style-name="P8"><text:span text:style-name="T3">re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Mono" svg:font-family="'Latin Modern Mono'" style:font-pitch="fixed"/>
    <style:font-face style:name="Latin Modern Mono Caps" svg:font-family="'Latin Modern Mono Caps'" style:font-pitch="fixed"/>
    <style:font-face style:name="Latin Modern Mono Light Cond" svg:font-family="'Latin Modern Mono Light Cond'" style:font-pitch="fixed"/>
    <style:font-face style:name="Latin Modern Mono Prop" svg:font-family="'Latin Modern Mono Pro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9T08:18:44.837162640</meta:creation-date>
    <dc:date>2021-04-12T12:35:21.756478498</dc:date>
    <meta:editing-duration>PT26M</meta:editing-duration>
    <meta:editing-cycles>22</meta:editing-cycles>
    <meta:generator>LibreOffice/7.0.3.1$Linux_X86_64 LibreOffice_project/00$Build-1</meta:generator>
    <meta:document-statistic meta:object-count="27"/>
  </office:meta>
</office:document-meta>
</file>